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4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PEDRAZA RIVERA NORIA FIOR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198313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107198313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LA MERCED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/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PEDRAZA RIVERA NORIA FIOREL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19831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765466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10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2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3/07/2021</text:p>
          </table:table-cell>
          <table:table-cell table:style-name="Tabla2.A3" office:value-type="string">
            <text:p text:style-name="P16">939123</text:p>
          </table:table-cell>
          <table:table-cell table:style-name="Tabla2.D3" office:value-type="string">
            <text:p text:style-name="P17">12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4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4T15:32:0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